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2a4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2a4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f2a400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2">1. DS1: =003551</text:p>
      <text:p text:style-name="P2">sup</text:p>
      <text:p text:style-name="P2">_</text:p>
      <text:p text:style-name="P2">2. TP1: =003557</text:p>
      <text:p text:style-name="P2">dont talk to john anymore hes an impressionable doofus</text:p>
      <text:p text:style-name="P2">your plan didnt work</text:p>
      <text:p text:style-name="P2">i mean it did</text:p>
      <text:p text:style-name="P2">but then suddenly it didnt</text:p>
      <text:p text:style-name="P2">so you might as well quit trying</text:p>
      <text:p text:style-name="P2">what</text:p>
      <text:p text:style-name="P2">youre aliens do you even have orange creamsicles</text:p>
      <text:p text:style-name="P2">ok pretty far fetched but whatever</text:p>
      <text:p text:style-name="P2">no more hijinks from you cause ill make sure they wont work</text:p>
      <text:p text:style-name="P2">i dont think youre following</text:p>
      <text:p text:style-name="P2">you DID kill him sort of</text:p>
      <text:p text:style-name="P2"><text:soft-page-break/>then i went back in time to stop him</text:p>
      <text:p text:style-name="P2">alright but</text:p>
      <text:p text:style-name="P2">did you guess that by trolling john to his grave</text:p>
      <text:p text:style-name="P2">and making me splinter us off into an alt timeline</text:p>
      <text:p text:style-name="P2">that you were basically complicit in making our timeline go the way it was supposed to go all along</text:p>
      <text:p text:style-name="P2">where future me is now helping dave and we just keep playing</text:p>
      <text:p text:style-name="P2">and our actions ultimately lead to the trouble youre all in now</text:p>
      <text:p text:style-name="P2">thus leading you all to troll us incompetently</text:p>
      <text:p text:style-name="P2">yeah</text:p>
      <text:p text:style-name="P2">see</text:p>
      <text:p text:style-name="P2">none of you ever thinks anything through</text:p>
      <text:p text:style-name="P2">whos in charge of timeline management there</text:p>
      <text:p text:style-name="P2">i gotta give him the business</text:p>
      <text:p text:style-name="P2">well at least you got john to off himself so i guess youre not totally incompetent like the others</text:p>
      <text:p text:style-name="P2">like that awful rapper</text:p>
      <text:p text:style-name="P2">yeah</text:p>
      <text:p text:style-name="P2">im telling you</text:p>
      <text:p text:style-name="P2">huge pushover</text:p>
      <text:p text:style-name="P2">he will do what you say</text:p>
      <text:p text:style-name="P2">unless it happens to be for his own good</text:p>
      <text:p text:style-name="P2">then all a sudden hes a tough nut to crack go figure</text:p>
      <text:p text:style-name="P2">yeah thats fine i guess</text:p>
      <text:p text:style-name="P2">no more coy bullshit antics though</text:p>
      <text:p text:style-name="P2">not even like</text:p>
      <text:p text:style-name="P2">an idiotic angry winking emote</text:p>
      <text:p text:style-name="P2"><text:soft-page-break/>yeah</text:p>
      <text:p text:style-name="P2">ok even if thats true</text:p>
      <text:p text:style-name="P2">i just merged with an impaled orange goddamn bird and now i got all these crazy powers</text:p>
      <text:p text:style-name="P2">what</text:p>
      <text:p text:style-name="P2">oh jegus fuck no</text:p>
      <text:p text:style-name="P2">why would that breathtaking douche remind you of me at all</text:p>
      <text:p text:style-name="P2">now i know youre bullshitting me</text:p>
      <text:p text:style-name="P2">do i seem like the kind of guy whod accept a magic ring from whoopi goldberg</text:p>
      <text:p text:style-name="P2">to awaken some egregious homofantasy for a ripped blue dudes mammoth eco friendly bulge</text:p>
      <text:p text:style-name="P2">that guys an asshole and needs to be sealed in a dufflebag and whipped something ungodly with a bamboo chute</text:p>
      <text:p text:style-name="P2">who cares</text:p>
      <text:p text:style-name="P2">ahahahahaha</text:p>
      <text:p text:style-name="P2">ok yeah that is pretty much fucking spot on</text:p>
      <text:p text:style-name="P2">youre actually a pretty good troll</text:p>
      <text:p text:style-name="P2">as long as you dont bug john i guess thats all there is to say on the matter</text:p>
      <text:p text:style-name="P2">_</text:p>
      <text:p text:style-name="P2">3. DS2: =003558</text:p>
      <text:p text:style-name="P2">just telling a troll to step off</text:p>
      <text:p text:style-name="P2">well i knew a lot anyway</text:p>
      <text:p text:style-name="P2">cause im from the future</text:p>
      <text:p text:style-name="P2">but yeah i know more stuff now</text:p>
      <text:p text:style-name="P2">like things meant specifically for sprites to clue players in on</text:p>
      <text:p text:style-name="P2">but packaged in these like</text:p>
      <text:p text:style-name="P2">i guess riddles</text:p>
      <text:p text:style-name="P2"><text:soft-page-break/>im supposed to be cagey about it</text:p>
      <text:p text:style-name="P2">but i dont really feel like it</text:p>
      <text:p text:style-name="P2">ask me anything go ahead ill give you a straight answer</text:p>
      <text:p text:style-name="P2">thats the best fucking question anybody ever asked</text:p>
      <text:p text:style-name="P2">thats up to him</text:p>
      <text:p text:style-name="P2">if he decides to wise up and listen to us</text:p>
      <text:p text:style-name="P2">if not then wej ust bail everyone out again</text:p>
      <text:p text:style-name="P2">all that gear you picked up should let you breeze through the first couple gates</text:p>
      <text:p text:style-name="P2">even at a low level</text:p>
      <text:p text:style-name="P2">later youll unlock the ability to bring your sprite down with you</text:p>
      <text:p text:style-name="P2">and well take care of shit together</text:p>
      <text:p text:style-name="P2">til then i guess just mess around and let jade build up or whatever</text:p>
      <text:p text:style-name="P2">ill go kill some time</text:p>
      <text:p text:style-name="P2">maybe draw some comics</text:p>
      <text:p text:style-name="P2">i dont know</text:p>
      <text:p text:style-name="P2">whats the last one you did</text:p>
      <text:p text:style-name="P2">oh yeah</text:p>
      <text:p text:style-name="P2">i gave up on that halfway through</text:p>
      <text:p text:style-name="P2">lets do some brainstorming later</text:p>
      <text:p text:style-name="P2">blow everyones minds</text:p>
      <text:p text:style-name="P2">_</text:p>
      <text:p text:style-name="P2">4. JE1: =003592</text:p>
      <text:p text:style-name="P2">wow ok</text:p>
      <text:p text:style-name="P2">youre a little early</text:p>
      <text:p text:style-name="P2">but thats fine i guess</text:p>
      <text:p text:style-name="P2"><text:soft-page-break/>also you suck at rockets</text:p>
      <text:p text:style-name="P2">what</text:p>
      <text:p text:style-name="P2">who</text:p>
      <text:p text:style-name="P2">dude you did go through the second gate</text:p>
      <text:p text:style-name="P2">i mean i dont know why you would listen to her again</text:p>
      <text:p text:style-name="P2">kind of moronic but thats a whole other issue</text:p>
      <text:p text:style-name="P2">she didnt trick you this time</text:p>
      <text:p text:style-name="P2">what were you expecting</text:p>
      <text:p text:style-name="P2">this is how it works</text:p>
      <text:p text:style-name="P2">the progression of gates is like this whole round robin thing</text:p>
      <text:p text:style-name="P2">cycling through each planet</text:p>
      <text:p text:style-name="P2">gate 2 on your planet leads to gate 2 on roses</text:p>
      <text:p text:style-name="P2">then you build up to gate 3 above her house which leads somewhere else on her planet</text:p>
      <text:p text:style-name="P2">you look for gate 4 somewhere there</text:p>
      <text:p text:style-name="P2">which leads to gate 4 above my house</text:p>
      <text:p text:style-name="P2">and so on</text:p>
      <text:p text:style-name="P2">ordinarily rose would have already gone through her gate 1</text:p>
      <text:p text:style-name="P2">but shes sleeping pretty hard obviously</text:p>
      <text:p text:style-name="P2">and ordinarily you wouldnt have gone through gate 2 until her house was built up</text:p>
      <text:p text:style-name="P2">so you wouldnt fall to your death</text:p>
      <text:p text:style-name="P2">but you got your cheat rocket so thats fine</text:p>
      <text:p text:style-name="P2">see we all got to coordinate on this thing</text:p>
      <text:p text:style-name="P2">fuck</text:p>
      <text:p text:style-name="P2">come on dude</text:p>
      <text:p text:style-name="P2">god dammit</text:p>
      <text:p text:style-name="P2"><text:soft-page-break/>i am the real dave</text:p>
      <text:p text:style-name="P2">you know the one who saved your life</text:p>
      <text:p text:style-name="P2">im more real actually cause ive been through some heavy shit already hopping around on red hot gears and i-beams for like a year</text:p>
      <text:p text:style-name="P2">and grinding shit out for your ungrateful ass</text:p>
      <text:p text:style-name="P2">here look check out this code from the future not that you deserve it WIin189Q</text:p>
      <text:p text:style-name="P2">youre fucking welcome</text:p>
      <text:p text:style-name="P2">dave is here he wants to use the computer</text:p>
      <text:p text:style-name="P2">probably to help you scope out roses room and snoop and stuff</text:p>
      <text:p text:style-name="P2">i mean thats what i would have done</text:p>
      <text:p text:style-name="P2">if you were alive</text:p>
      <text:p text:style-name="P2">so im gonna go</text:p>
      <text:p text:style-name="P2">use these flappy ghost wings and tear shit up in space or something</text:p>
      <text:p text:style-name="P2">what</text:p>
      <text:p text:style-name="P2">yeah</text:p>
      <text:p text:style-name="P2">_</text:p>
      <text:p text:style-name="P2">5. JE2: =003640</text:p>
      <text:p text:style-name="P2">really powerful hammer</text:p>
      <text:p text:style-name="P2">i cant</text:p>
      <text:p text:style-name="P2">better be though</text:p>
      <text:p text:style-name="P2">got it from hephaestus</text:p>
      <text:p text:style-name="P2">really tough to kill dude</text:p>
      <text:p text:style-name="P2">nope</text:p>
      <text:p text:style-name="P2">shenanigans</text:p>
      <text:p text:style-name="P2">_</text:p>
      <text:p text:style-name="P2"><text:soft-page-break/>6. RL1: =003758</text:p>
      <text:p text:style-name="P2">so really why are you burning that</text:p>
      <text:p text:style-name="P2">no i know</text:p>
      <text:p text:style-name="P2">im using daves spare computer i saw the whole conversation through his pesterchum account</text:p>
      <text:p text:style-name="P2">i just mean</text:p>
      <text:p text:style-name="P2">you didnt burn that book in the future</text:p>
      <text:p text:style-name="P2">that book was completely pointless</text:p>
      <text:p text:style-name="P2">so does that mean the sleeping thing worked</text:p>
      <text:p text:style-name="P2">you remember the future</text:p>
      <text:p text:style-name="P2">ok cool</text:p>
      <text:p text:style-name="P2">so why is the cat code so terrible now</text:p>
      <text:p text:style-name="P2">well ok i guess its done but why are you so sure theyre right</text:p>
      <text:p text:style-name="P2">i guess not</text:p>
      <text:p text:style-name="P2">but they sort of freak me out</text:p>
      <text:p text:style-name="P2">i mean listening to gross space mutants all day isnt my idea of an awesome time</text:p>
      <text:p text:style-name="P2">especially the ones that sing oh god</text:p>
      <text:p text:style-name="P2">no i flip out to ill jams because they kick ass</text:p>
      <text:p text:style-name="P2">obviously</text:p>
      <text:p text:style-name="P2">yeah case the fuck closed</text:p>
      <text:p text:style-name="P2">_</text:p>
      <text:p text:style-name="P2">7. DS3: =003761</text:p>
      <text:p text:style-name="P2">i know its crazy what kind of foresight this guy has</text:p>
      <text:p text:style-name="P2">im telling you coincidences like that are unreal they dont even happen</text:p>
      <text:p text:style-name="P2">most of the time</text:p>
      <text:p text:style-name="P2">dude our shit is SAFE</text:p>
      <text:p text:style-name="P2"><text:soft-page-break/>gonna sleep pretty sound tonight</text:p>
      <text:p text:style-name="P2">with that big fucking payload of safety you just got dropped on us</text:p>
      <text:p text:style-name="P2">gonna be all huggin my pillow and shit</text:p>
      <text:p text:style-name="P2">grinning like a goddamn bear full of honey</text:p>
      <text:p text:style-name="P2">asshole thinks its candy</text:p>
      <text:p text:style-name="P2">doesnt even know he just stepped on a security rake and got a face full of fucking safety</text:p>
      <text:p text:style-name="P2">alright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8. DS4: =004735</text:p>
      <text:p text:style-name="P2">hey</text:p>
      <text:p text:style-name="P2">_</text:p>
      <text:p text:style-name="P2">9. DS5: =004736</text:p>
      <text:p text:style-name="P2">oh looks like you got caledfwlch</text:p>
      <text:p text:style-name="P2">you found that pretty fast</text:p>
      <text:p text:style-name="P2">yeah i guess so</text:p>
      <text:p text:style-name="P2">i think its welsh</text:p>
      <text:p text:style-name="P2">thats an awesome question</text:p>
      <text:p text:style-name="P2">tactically yeah its a downgrade since its what i used to make caledscratch which is obviously way better</text:p>
      <text:p text:style-name="P2">caledscratch cycles the sword through its own timeline to points when its broken or nonbroken or old and rusted or recently forged etc</text:p>
      <text:p text:style-name="P2"><text:soft-page-break/>and your snoop snowcone swords probably even better than that so yeah you got options</text:p>
      <text:p text:style-name="P2">hahahaha</text:p>
      <text:p text:style-name="P2">with unreal air as a mount fit for a true artifact knight</text:p>
      <text:p text:style-name="P2">did that shit ever land or what</text:p>
      <text:p text:style-name="P2">fuck</text:p>
      <text:p text:style-name="P2">top priority make more</text:p>
      <text:p text:style-name="P2">thats an order from your celestial fuckin spirit guide</text:p>
      <text:p text:style-name="P2">it was stolen</text:p>
      <text:p text:style-name="P2">by one of hephaestus's minions</text:p>
      <text:p text:style-name="P2">yeah lord of the forge</text:p>
      <text:p text:style-name="P2">yeah pretty much</text:p>
      <text:p text:style-name="P2">anyway he gets pissed off you broke it</text:p>
      <text:p text:style-name="P2">and he wants it back</text:p>
      <text:p text:style-name="P2">to do something important with it though not really sure what</text:p>
      <text:p text:style-name="P2">hes a pretty ornery dude</text:p>
      <text:p text:style-name="P2">kept raving about how he was waiting for the forge to come</text:p>
      <text:p text:style-name="P2">which he needs to complete his work</text:p>
      <text:p text:style-name="P2">but in my timeline the forge would never come</text:p>
      <text:p text:style-name="P2">so he was extra pissed off</text:p>
      <text:p text:style-name="P2">volcano</text:p>
      <text:p text:style-name="P2">yup</text:p>
      <text:p text:style-name="P2">both</text:p>
      <text:p text:style-name="P2">theres all sorts of stuff i suddenly knew about the game when i became this orange feathery asshole</text:p>
      <text:p text:style-name="P2">i am fuckin filthy with wisdom its sick</text:p>
      <text:p text:style-name="P2">i mostly know stuff about your personal quest</text:p>
      <text:p text:style-name="P2"><text:soft-page-break/>what used to be my quest but i guess i got to deal with not being alpha dave no more</text:p>
      <text:p text:style-name="P2">shrug</text:p>
      <text:p text:style-name="P2">its all good</text:p>
      <text:p text:style-name="P2">anyway that sword</text:p>
      <text:p text:style-name="P2">its important to getting your shit figured out</text:p>
      <text:p text:style-name="P2">you were supposed to break it to get it out of the thing</text:p>
      <text:p text:style-name="P2">like another personal sort of mythological milestone you were supposed to clear</text:p>
      <text:p text:style-name="P2">well i dont know</text:p>
      <text:p text:style-name="P2">maybe if john was to try with his pure heart and shit it woulda popped out like a champagne cork and fuckin hero confetti woulda blasted him in the face</text:p>
      <text:p text:style-name="P2">but you</text:p>
      <text:p text:style-name="P2">we</text:p>
      <text:p text:style-name="P2">we had to break it</text:p>
      <text:p text:style-name="P2">theres a lot more i know about your quest</text:p>
      <text:p text:style-name="P2">all tangled up in ridiculous riddles and bullshit enigmas</text:p>
      <text:p text:style-name="P2">and maybe its all a moot point anyway in this timeline who knows</text:p>
      <text:p text:style-name="P2">but i think ill spare you all that crap</text:p>
      <text:p text:style-name="P2">cause its kind of boring</text:p>
      <text:p text:style-name="P2">and youll find out anyway</text:p>
      <text:p text:style-name="P2">_</text:p>
      <text:p text:style-name="P2">10. DS6: =004737</text:p>
      <text:p text:style-name="P2">oh yeah why</text:p>
      <text:p text:style-name="P2">rose beckoning you again</text:p>
      <text:p text:style-name="P2">yeah they werent too happy with my reckless indiana jones bullshit either</text:p>
      <text:p text:style-name="P2">i got your back dude dont worry</text:p>
      <text:p text:style-name="P2"><text:soft-page-break/>when you wake up</text:p>
      <text:p text:style-name="P2">ill probably get going</text:p>
      <text:p text:style-name="P2">ill just sort of</text:p>
      <text:p text:style-name="P2">release myself</text:p>
      <text:p text:style-name="P2">go do my own thing</text:p>
      <text:p text:style-name="P2">after this i dont think youll need me</text:p>
      <text:p text:style-name="P2">seems like youve got the stable time loop thing figured out already</text:p>
      <text:p text:style-name="P2">which means youll be alright</text:p>
      <text:p text:style-name="P2">future yous will get you out of trouble</text:p>
      <text:p text:style-name="P2">if youre gonna live up to the responsibility of eventually becoming them</text:p>
      <text:p text:style-name="P2">and by virtue of loop stability it sort of means you cant technically fuck up anymore</text:p>
      <text:p text:style-name="P2">but dont let that idea go to your head itll mess you up</text:p>
      <text:p text:style-name="P2">dunno</text:p>
      <text:p text:style-name="P2">fly around</text:p>
      <text:p text:style-name="P2">up away to the sun like a fucknig piece of gargbage</text:p>
      <text:p text:style-name="P2">see if i can catch up with bro maybe</text:p>
      <text:p text:style-name="P2">elusive bastard</text:p>
      <text:p text:style-name="P2">who knows</text:p>
      <text:p text:style-name="P2">i completely lost track of him</text:p>
      <text:p text:style-name="P2">in that timeline and this one</text:p>
      <text:p text:style-name="P2">the dude is fucking inscrutable we both know that</text:p>
      <text:p text:style-name="P2">thanks man</text:p>
      <text:p text:style-name="P2">_</text:p>
      <text:p text:style-name="P2">11. =004740</text:p>
      <text:p text:style-name="P2">caw caw motherfuckers</text:p>
      <text:p text:style-name="P2"><text:soft-page-break/>_</text:p>
      <text:p text:style-name="P2">12. JadeS1: =005789</text:p>
      <text:p text:style-name="P2">hey</text:p>
      <text:p text:style-name="P2">_</text:p>
      <text:p text:style-name="P2">13. JadeS2: =005826</text:p>
      <text:p text:style-name="P2">been better</text:p>
      <text:p text:style-name="P2">what happened to you</text:p>
      <text:p text:style-name="P2">oh</text:p>
      <text:p text:style-name="P2">i turned into a bird and got in a fight</text:p>
      <text:p text:style-name="P2">_</text:p>
      <text:p text:style-name="P2">14. JadeS3: =005827</text:p>
      <text:p text:style-name="P2">what this thing</text:p>
      <text:p text:style-name="P2">legendary sword</text:p>
      <text:p text:style-name="P2">long story</text:p>
      <text:p text:style-name="P2">shenanigans mostly</text:p>
      <text:p text:style-name="P2">well</text:p>
      <text:p text:style-name="P2">basically im from another timeline</text:p>
      <text:p text:style-name="P2">we couldnt win the game there so i came back to help dave</text:p>
      <text:p text:style-name="P2">dave from this timeline</text:p>
      <text:p text:style-name="P2">as a sprite im supposed to help him with his quest</text:p>
      <text:p text:style-name="P2">shes doing alright dont worry about it</text:p>
      <text:p text:style-name="P2">so things kind of became even more crazy in this timeline than the one i was from</text:p>
      <text:p text:style-name="P2">and it was clear dave was never gonna do the quest i didnt get the chance to finish</text:p>
      <text:p text:style-name="P2">not even after you brought the forge </text:p>
      <text:p text:style-name="P2">your volcano</text:p>
      <text:p text:style-name="P2"><text:soft-page-break/>so</text:p>
      <text:p text:style-name="P2">after laying low for a while</text:p>
      <text:p text:style-name="P2">i just went and did whatever i could myself</text:p>
      <text:p text:style-name="P2">got caledfwlch</text:p>
      <text:p text:style-name="P2">the fuckin welsh sword dave broke</text:p>
      <text:p text:style-name="P2">went to look for hephaestus again</text:p>
      <text:p text:style-name="P2">figuring there wasnt much hope in beating him this time either especially being injured and all but what the hell right</text:p>
      <text:p text:style-name="P2">but then</text:p>
      <text:p text:style-name="P2">thats when you lit the forge somehow</text:p>
      <text:p text:style-name="P2">well no</text:p>
      <text:p text:style-name="P2">not you other jade</text:p>
      <text:p text:style-name="P2">sounds like you came back because jade made the decision for you</text:p>
      <text:p text:style-name="P2">i made the decision to come back myself maybe itd be different if you had the same chance</text:p>
      <text:p text:style-name="P2">i think everyones on top of this</text:p>
      <text:p text:style-name="P2">theres not much for us to do anymore</text:p>
      <text:p text:style-name="P2">i guess so</text:p>
      <text:p text:style-name="P2">but not really for me since im not the real dave anymore</text:p>
      <text:p text:style-name="P2">thats a bit complicated</text:p>
      <text:p text:style-name="P2">see it turns out</text:p>
      <text:p text:style-name="P2">i had no idea how the denizens worked at all</text:p>
      <text:p text:style-name="P2">_</text:p>
      <text:p text:style-name="P2">15. JadeS4: =005844</text:p>
      <text:p text:style-name="P2">i busted into his palace</text:p>
      <text:p text:style-name="P2">to finish the quest</text:p>
      <text:p text:style-name="P2">i was expecting him to be asleep and was gonna figure out some way to wake him up</text:p>
      <text:p text:style-name="P2"><text:soft-page-break/>but like last time i saw him</text:p>
      <text:p text:style-name="P2">he was already awake to greet me</text:p>
      <text:p text:style-name="P2">they are</text:p>
      <text:p text:style-name="P2">as sprites were programmed to know things like that about the game</text:p>
      <text:p text:style-name="P2">but i guess not everything</text:p>
      <text:p text:style-name="P2">it seems like if you try to go fight them too soon</text:p>
      <text:p text:style-name="P2">you find them awake and theyre like</text:p>
      <text:p text:style-name="P2">what the fuck are you doing here already</text:p>
      <text:p text:style-name="P2">which is what happened last time i saw him</text:p>
      <text:p text:style-name="P2">before i became a sprite</text:p>
      <text:p text:style-name="P2">and i stupidly tried to fight him which was a bad idea because hes hella strong</text:p>
      <text:p text:style-name="P2">and the whole time he was raving about shit</text:p>
      <text:p text:style-name="P2">about a stolen sword and missing forge</text:p>
      <text:p text:style-name="P2">but i wasnt really listening</text:p>
      <text:p text:style-name="P2">if i had i might have understood</text:p>
      <text:p text:style-name="P2">he wasnt actually trying to kill me he was giving me the choice</text:p>
      <text:p text:style-name="P3"><text:span text:style-name="T1">wait i mean </text:span><text:span text:style-name="T2">The Choice</text:span></text:p>
      <text:p text:style-name="P2">i always forget i can talk underlined for important shit</text:p>
      <text:p text:style-name="P2">i guess i made an unwitting choice</text:p>
      <text:p text:style-name="P2">by deciding to flee</text:p>
      <text:p text:style-name="P2">i figured he was unbeatable so i decided to get the fuck out of there</text:p>
      <text:p text:style-name="P2">so i snapped a quick captcha to get his huge hammers code and then gtfo</text:p>
      <text:p text:style-name="P2">like i said he was awake again</text:p>
      <text:p text:style-name="P2">but this time i wasnt in any condition to fight</text:p>
      <text:p text:style-name="P2"><text:soft-page-break/>so i didnt</text:p>
      <text:p text:style-name="P2">and thats what i didnt get</text:p>
      <text:p text:style-name="P2">hes this terrible angry monstrous guy but theres no need to fight him</text:p>
      <text:p text:style-name="P2">so he looked me up and down all hard</text:p>
      <text:p text:style-name="P2">saw the broken sword</text:p>
      <text:p text:style-name="P2">and like before gave me the choice</text:p>
      <text:p text:style-name="P2">yeah</text:p>
      <text:p text:style-name="P2">no</text:p>
      <text:p text:style-name="P2">_</text:p>
      <text:p text:style-name="P2">16. JadeS5: =005845</text:p>
      <text:p text:style-name="P2">it was different</text:p>
      <text:p text:style-name="P2">i think it must be always different</text:p>
      <text:p text:style-name="P2">depending on the circumstances</text:p>
      <text:p text:style-name="P2">i dont know what the choice is when you face him the way youre supposed to</text:p>
      <text:p text:style-name="P2">but im showing up as this bleeding bird sprite holding his broken sword</text:p>
      <text:p text:style-name="P2">so thats pretty odd situation</text:p>
      <text:p text:style-name="P2">he sees i got his sword and its busted and you can tell hes pissed</text:p>
      <text:p text:style-name="P2">but like before its like restrained anger</text:p>
      <text:p text:style-name="P2">like hes always about to just fucking flip but still keeps it together</text:p>
      <text:p text:style-name="P2">so he can tell me</text:p>
      <text:p text:style-name="P2">he can repair it</text:p>
      <text:p text:style-name="P2">and make the deringer with the forge lit</text:p>
      <text:p text:style-name="P2">he says he can repair anything</text:p>
      <text:p text:style-name="P2">but only one thing</text:p>
      <text:p text:style-name="P2"><text:soft-page-break/>and i had to choose</text:p>
      <text:p text:style-name="P2">so i said ok fix the sword</text:p>
      <text:p text:style-name="P2">meh</text:p>
      <text:p text:style-name="P2">doesnt matter really</text:p>
      <text:p text:style-name="P2">i just thought making the sword felt like the right thing</text:p>
      <text:p text:style-name="P2">so i gave him the sword</text:p>
      <text:p text:style-name="P2">but it still wasnt all that simple</text:p>
      <text:p text:style-name="P2">he needed lava from the forge to make it</text:p>
      <text:p text:style-name="P2">which means echidna had to be awake</text:p>
      <text:p text:style-name="P2">our denizens had to have some kind of truce to make it happen</text:p>
      <text:p text:style-name="P2">see what i mean about it being complicated</text:p>
      <text:p text:style-name="P2">so jade must have done something right</text:p>
      <text:p text:style-name="P2">to wake her up and get the forge going</text:p>
      <text:p text:style-name="P2">dont know what she did though</text:p>
      <text:p text:style-name="P2">are you sure</text:p>
      <text:p text:style-name="P2">_</text:p>
      <text:p text:style-name="P2">17. JadeS6: =005846</text:p>
      <text:p text:style-name="P2">reckoning</text:p>
      <text:p text:style-name="P2">its getting close to the end</text:p>
      <text:p text:style-name="P2">more meteors are getting by the portals</text:p>
      <text:p text:style-name="P2">the battlefield will probably be wiped out soon</text:p>
      <text:p text:style-name="P2">would there be a point</text:p>
      <text:p text:style-name="P2">yeah me too</text:p>
      <text:p text:style-name="P2">what would you want to do</text:p>
      <text:p text:style-name="P2">if you werent scared</text:p>
      <text:p text:style-name="P2">well</text:p>
      <text:p text:style-name="P2">i was going to bring this sword to dave</text:p>
      <text:p text:style-name="P2"><text:soft-page-break/>no</text:p>
      <text:p text:style-name="P2">i was gonna say</text:p>
      <text:p text:style-name="P2">im not in any shape for more adventuring</text:p>
      <text:p text:style-name="P2">i figure this is probably my last stop</text:p>
      <text:p text:style-name="P2">but maybe this is a way you can help</text:p>
      <text:p text:style-name="P2">if you want</text:p>
      <text:p text:style-name="P2">maybe you dont have to actually go anywhere</text:p>
      <text:p text:style-name="P2">you oughta have a lot of special powers remember</text:p>
      <text:p text:style-name="P2">because of ascending to doghood</text:p>
      <text:p text:style-name="P2">try doing your spacey thing</text:p>
      <text:p text:style-name="P2">i mean not to sound condescending or anything but its got to be like borderline omnipotence pretty much</text:p>
      <text:p text:style-name="P2">just put your mind to it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2">18. JE3: =006243</text:p>
      <text:p text:style-name="P2">yeah no shit</text:p>
      <text:p text:style-name="P2">_</text:p>
      <text:p text:style-name="P2">19. JE4; JH1: =006244</text:p>
      <text:p text:style-name="P2">let me check it out</text:p>
      <text:p text:style-name="P2">maybe ill humorously defile willis and afflecks dumb skyward yearning faces</text:p>
      <text:p text:style-name="P2">come on dude hand it over</text:p>
      <text:p text:style-name="P2">too late i already did it with sprite powers while he wasnt <text:soft-page-break/>looking</text:p>
      <text:p text:style-name="P2">_</text:p>
      <text:p text:style-name="P2">20. JE5: =006245</text:p>
      <text:p text:style-name="P2">ahahahaha you fucked up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_</text:p>
      <text:p text:style-name="P1">Act 6 Intermission 3</text:p>
      <text:p text:style-name="P2">_</text:p>
      <text:p text:style-name="P2">21. JE6: =007197</text:p>
      <text:p text:style-name="P2">my darling son</text:p>
      <text:p text:style-name="P2">if you are reading this it means you finally came to your senses on a way shitty movie. by realizing cage sucks you have taken your first and biggest step toward not being a total embarrassment to the egbert family name. speaking of which you might want to crack into one of my metric fucking tons of shaving cream i have for some reason and bust -- OVER</text:p>
      <text:p text:style-name="P2">_</text:p>
      <text:p text:style-name="P2">22. JE7: =007198</text:p>
      <text:p text:style-name="P2">that nigh invisible teen stache before it starts to become a problem. egbert men dont cotton to whiskers as you good and god damn well. i didnt bust my fatherly ass to raise no bigfoot. im proud as shit youre my son or whatever. next stop: figuring out mcconaughey is trash. you can do it junior.</text:p>
      <text:p text:style-name="P2">_</text:p>
      <text:p text:style-name="P1"><text:soft-page-break/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2">23. JE8: =007841</text:p>
      <text:p text:style-name="P2">wake up sleepy head</text:p>
      <text:p text:style-name="P2">wait why did i even say that</text:p>
      <text:p text:style-name="P2">stay asleep all you want like i give a fuck</text:p>
      <text:p text:style-name="P2">_</text:p>
      <text:p text:style-name="P2">24. JE9: =007842</text:p>
      <text:p text:style-name="P2">but you are kind of missing some important shit here</text:p>
      <text:p text:style-name="P2">we spent three faux relativistic years cruising through the metaphysical asscrack of nowhere</text:p>
      <text:p text:style-name="P2">and when we finally get here youre all tuckered out</text:p>
      <text:p text:style-name="P2">like yall didnt sleep enough on this boat already</text:p>
      <text:p text:style-name="P2">some of the sicknastiest shuteye anyone ever got i owe to this friggin boat</text:p>
      <text:p text:style-name="P2">dude this is a big deal everyones waiting for us out there</text:p>
      <text:p text:style-name="P2"><text:soft-page-break/>i mean...</text:p>
      <text:p text:style-name="P2">probably</text:p>
      <text:p text:style-name="P2">i dont know where we are some green hilly place with all these stone henges sprinkled around</text:p>
      <text:p text:style-name="P2">did you know there could be a plurality of stone henges i didnt but guess fucking what</text:p>
      <text:p text:style-name="P2">henges APLENTY where this place is concerned</text:p>
      <text:p text:style-name="P2">hey wheres jade</text:p>
      <text:p text:style-name="P2">_</text:p>
      <text:p text:style-name="P2">25. JE10: =007843</text:p>
      <text:p text:style-name="P2">i guess she left already?</text:p>
      <text:p text:style-name="P2">maybe there was an emergency somewhere and her doggy senses led her there</text:p>
      <text:p text:style-name="P2">maybe someone fell down a well</text:p>
      <text:p text:style-name="P2">what do you think john do you think our teen parents fell down a well</text:p>
      <text:p text:style-name="P2">nah i sincerely doubt that any of them would be that pathetic</text:p>
      <text:p text:style-name="P2">whatever it was it must have been important enough for jade to ditch us like this</text:p>
      <text:p text:style-name="P2">either that or</text:p>
      <text:p text:style-name="P2">maybe she was that desperate to finally get away from me</text:p>
      <text:p text:style-name="P2">between you and me john</text:p>
      <text:p text:style-name="P2">i didnt really handle things with her as well as i could have</text:p>
      <text:p text:style-name="P2">oh well maybe real dave will treat her better</text:p>
      <text:p text:style-name="P2">or not i dont know</text:p>
      <text:p text:style-name="P2">i did her a favor cutting bird dave out of her life</text:p>
      <text:p text:style-name="P2">nobody really deserves bird dave as a boyfriend or a friend or anything its like getting one of the janky daves from the bargain bin at the dave depot</text:p>
      <text:p text:style-name="P2">or one of the marked down daves the day after national dave day</text:p>
      <text:p text:style-name="P2"><text:soft-page-break/>its like somebody taxedermized your dave and expected you not to notice</text:p>
      <text:p text:style-name="P2">"feathers what feathers haha no that dave is totally normal and ok"</text:p>
      <text:p text:style-name="P2">you should just go back to being bros with real dave when you see him</text:p>
      <text:p text:style-name="P2">ill be fine ill just flap around and do my thing alone</text:p>
      <text:p text:style-name="P2">im completely alright with that at this point</text:p>
      <text:p text:style-name="P2">we had our ups and downs john but all in all it was cool to go on this road trip with you</text:p>
      <text:p text:style-name="P2">there were some times man</text:p>
      <text:p text:style-name="P2">the times</text:p>
      <text:p text:style-name="P2">im telling you they were unreal</text:p>
      <text:p text:style-name="P2">i bet you people would pay good money to see every second of the madcap stunts that were going down on this ship basically 24/7</text:p>
      <text:p text:style-name="P2">if hulls could talk wow</text:p>
      <text:p text:style-name="P2">haha just joking it was seriously boring as hell</text:p>
      <text:p text:style-name="P2">but i mean it was still cool so yeah</text:p>
      <text:p text:style-name="P2">hey</text:p>
      <text:p text:style-name="P2">whats that ring anyway</text:p>
      <text:p text:style-name="P2">ive seen you with that ring before and i guess i was just like</text:p>
      <text:p text:style-name="P2">ok john has a magic ring for some reason</text:p>
      <text:p text:style-name="P2">no need to mention that or anything</text:p>
      <text:p text:style-name="P2">but where did you even get it</text:p>
      <text:p text:style-name="P2">you cant even hear me you got your snooze on so hard</text:p>
      <text:p text:style-name="P2">aint gonna wake you up to hassle you about no ring</text:p>
      <text:p text:style-name="P2">i probably should have said all this stuff when you were awake anyway</text:p>
      <text:p text:style-name="P2">like the stuff about friendship</text:p>
      <text:p text:style-name="P2"><text:soft-page-break/>fuck it ill just leave another one of my patented magic notes taped to your shoe or your cowlick or something</text:p>
      <text:p text:style-name="P2">my magic notes rule ill miss leavin em taped on stuff</text:p>
      <text:p text:style-name="P2">_</text:p>
      <text:p text:style-name="P2">26. JE11: =007844</text:p>
      <text:p text:style-name="P2">i sure do talk to myself a lot dont i</text:p>
      <text:p text:style-name="P2">wow why have i never made this observation</text:p>
      <text:p text:style-name="P2">i probably needed to be a bird for exactly three years to finally have that epiphany</text:p>
      <text:p text:style-name="P2">i wonder if real dave ever had that epiphany</text:p>
      <text:p text:style-name="P2">probably not cause hes not a bird</text:p>
      <text:p text:style-name="P2">the bottom line is being a guy whos also a bird makes you think</text:p>
      <text:p text:style-name="P2">anyway im out</text:p>
      <text:p text:style-name="P2">_</text:p>
      <text:p text:style-name="P2">27. JE12: =007845</text:p>
      <text:p text:style-name="P2">p.s. happy birthday john</text:p>
      <text:p text:style-name="P2">have some watermarks for the road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2"><text:soft-page-break/>28. ARSp1: =008502</text:p>
      <text:p text:style-name="P2">what</text:p>
      <text:p text:style-name="P2">_</text:p>
      <text:p text:style-name="P2">29. ARSp2: =008504</text:p>
      <text:p text:style-name="P2">over what</text:p>
      <text:p text:style-name="P2">_</text:p>
      <text:p text:style-name="P1"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30. JR1; NeSp1; JaEn1: =009774</text:p>
      <text:p text:style-name="P2">hey whats up</text:p>
      <text:p text:style-name="P2">_</text:p>
      <text:p text:style-name="P2">31. JR2; JaEn2: =009775</text:p>
      <text:p text:style-name="P2">yeah</text:p>
      <text:p text:style-name="P2">looks like everybody forgot about me as fucking usual</text:p>
      <text:p text:style-name="P2">so here i am</text:p>
      <text:p text:style-name="P2"><text:soft-page-break/>uh no?</text:p>
      <text:p text:style-name="P2">not to my knowledge at least</text:p>
      <text:p text:style-name="P2">i was just chillin on johns planet when some shit happened</text:p>
      <text:p text:style-name="P2">dunno</text:p>
      <text:p text:style-name="P2">there was all this wind and shit then the sky went blank</text:p>
      <text:p text:style-name="P2">i looked around a while but couldnt find anybody</text:p>
      <text:p text:style-name="P2">then the sky went black again so i flew off lookin for people</text:p>
      <text:p text:style-name="P2">found the planet with a big purple X on it</text:p>
      <text:p text:style-name="P2">then i found you at this tea party or whatever</text:p>
      <text:p text:style-name="P2">and now you seem to be a sprite too who is part cat so thats cool i guess</text:p>
      <text:p text:style-name="P2">oh yeah</text:p>
      <text:p text:style-name="P2">hey man</text:p>
      <text:p text:style-name="P2">um</text:p>
      <text:p text:style-name="P2">or at least hey man to half of you</text:p>
      <text:p text:style-name="P2">kind of fucked up that youre part rose and vice versa but i guess whatre you gonna do</text:p>
      <text:p text:style-name="P2">cool thanks</text:p>
      <text:p text:style-name="P2">so what kind of ludicrous nonsense do you have going here in the land of stonehenges and a big purple X</text:p>
      <text:p text:style-name="P2">is that</text:p>
      <text:p text:style-name="P2">is that egbert lookin dude supposed to be the fucking mad hatter</text:p>
      <text:p text:style-name="P2">ok</text:p>
      <text:p text:style-name="P2">whats with the fridge</text:p>
      <text:p text:style-name="P2">please dont tell me somebodys locked in that fridge</text:p>
      <text:p text:style-name="P2">a date</text:p>
      <text:p text:style-name="P2">thats cool</text:p>
      <text:p text:style-name="P2">with who the mad hatter guy?</text:p>
      <text:p text:style-name="P2"><text:soft-page-break/>_</text:p>
      <text:p text:style-name="P2">33. NeSp2: =009776</text:p>
      <text:p text:style-name="P2">hey nepeta nice to meet you</text:p>
      <text:p text:style-name="P2">dont worry ill get out of your hair soon and let you get back to your tea date with rose</text:p>
      <text:p text:style-name="P2">damn straight we are meeting the shit out of each other right now</text:p>
      <text:p text:style-name="P2">hey put er there...</text:p>
      <text:p text:style-name="P2">_</text:p>
      <text:p text:style-name="P2">3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5" meta:paragraph-count="591" meta:word-count="3870" meta:character-count="18826"/>
    <meta:generator>OpenOffice/4.1.2$Win32 OpenOffice.org_project/412m3$Build-9782</meta:generator>
  </office:meta>
</office:document-meta>
</file>